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9.81604166666667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6368" table:default-cell-style-name="ce2"/>
        <table:table-row table:style-name="ro1">
          <table:table-cell office:value-type="string" table:style-name="ce1">
            <text:p><text:span text:style-name="T1">學生休學人數統計表</text:span></text:p>
          </table:table-cell>
          <table:table-cell table:number-columns-repeated="16383" table:style-name="ce2"/>
        </table:table-row>
        <table:table-row table:style-name="ro2">
          <table:table-cell table:style-name="ce4"/>
          <table:table-cell office:value-type="string" table:number-columns-spanned="3" table:number-rows-spanned="1" table:style-name="ce6">
            <text:p><text:span text:style-name="T3">博士班</text:span></text:p>
          </table:table-cell>
          <table:covered-table-cell table:number-columns-repeated="2"/>
          <table:table-cell office:value-type="string" table:number-columns-spanned="3" table:number-rows-spanned="1" table:style-name="ce6">
            <text:p><text:span text:style-name="T3">碩士在職專班</text:span></text:p>
          </table:table-cell>
          <table:covered-table-cell table:number-columns-repeated="2"/>
          <table:table-cell office:value-type="string" table:number-columns-spanned="3" table:number-rows-spanned="1" table:style-name="ce6">
            <text:p><text:span text:style-name="T3">碩士班</text:span></text:p>
          </table:table-cell>
          <table:covered-table-cell table:number-columns-repeated="2"/>
          <table:table-cell office:value-type="string" table:number-columns-spanned="3" table:number-rows-spanned="1" table:style-name="ce6">
            <text:p><text:span text:style-name="T3">學士班</text:span></text:p>
          </table:table-cell>
          <table:covered-table-cell table:number-columns-repeated="2"/>
          <table:table-cell office:value-type="string" table:number-columns-spanned="3" table:number-rows-spanned="1" table:style-name="ce6">
            <text:p><text:span text:style-name="T3">總計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4">
            <text:p><text:span text:style-name="T3">單位</text:span></text:p>
          </table:table-cell>
          <table:table-cell office:value-type="string" table:style-name="ce4">
            <text:p><text:span text:style-name="T3">學期內新辦理休學人數</text:span></text:p>
          </table:table-cell>
          <table:table-cell office:value-type="string" table:style-name="ce4">
            <text:p><text:span text:style-name="T3">學期內休學減少人數</text:span></text:p>
          </table:table-cell>
          <table:table-cell office:value-type="string" table:style-name="ce4">
            <text:p><text:span text:style-name="T3">至學期底總休學人數</text:span></text:p>
          </table:table-cell>
          <table:table-cell office:value-type="string" table:style-name="ce4">
            <text:p><text:span text:style-name="T3">學期內新辦理休學人數</text:span></text:p>
          </table:table-cell>
          <table:table-cell office:value-type="string" table:style-name="ce4">
            <text:p><text:span text:style-name="T3">學期內休學減少人數</text:span></text:p>
          </table:table-cell>
          <table:table-cell office:value-type="string" table:style-name="ce4">
            <text:p><text:span text:style-name="T3">至學期底總休學人數</text:span></text:p>
          </table:table-cell>
          <table:table-cell office:value-type="string" table:style-name="ce4">
            <text:p><text:span text:style-name="T3">學期內新辦理休學人數</text:span></text:p>
          </table:table-cell>
          <table:table-cell office:value-type="string" table:style-name="ce4">
            <text:p><text:span text:style-name="T3">學期內休學減少人數</text:span></text:p>
          </table:table-cell>
          <table:table-cell office:value-type="string" table:style-name="ce4">
            <text:p><text:span text:style-name="T3">至學期底總休學人數</text:span></text:p>
          </table:table-cell>
          <table:table-cell office:value-type="string" table:style-name="ce4">
            <text:p><text:span text:style-name="T3">學期內新辦理休學人數</text:span></text:p>
          </table:table-cell>
          <table:table-cell office:value-type="string" table:style-name="ce4">
            <text:p><text:span text:style-name="T3">學期內休學減少人數</text:span></text:p>
          </table:table-cell>
          <table:table-cell office:value-type="string" table:style-name="ce4">
            <text:p><text:span text:style-name="T3">至學期底總休學人數</text:span></text:p>
          </table:table-cell>
          <table:table-cell office:value-type="string" table:style-name="ce4">
            <text:p><text:span text:style-name="T3">學期內新辦理休學人數</text:span></text:p>
          </table:table-cell>
          <table:table-cell office:value-type="string" table:style-name="ce4">
            <text:p><text:span text:style-name="T3">學期內休學減少人數</text:span></text:p>
          </table:table-cell>
          <table:table-cell office:value-type="string" table:style-name="ce4">
            <text:p><text:span text:style-name="T3">至學期底總休學人數</text:span>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人文社會學系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土木工程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工業工程與管理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工學院碩士在職專班</text:span>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6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分子醫學與生物工程研究所</text:span>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加速器光源科技與應用碩士學位學程</text:span>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style-name="ce3"/>
          <table:table-cell table:number-columns-repeated="16368"/>
        </table:table-row>
        <table:table-row table:style-name="ro3">
          <table:table-cell office:value-type="string" table:style-name="ce3">
            <text:p><text:span text:style-name="T3">外國語文學系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平面顯示技術碩士學位學程</text:span>(<text:span text:style-name="T3">與電機學院跨院辦理）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永續化學科技國際研究生博士學位學程</text:span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1"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生物科技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生物資訊及系統生物研究所</text:span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生醫工程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光電工程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光電系統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光電系統博士學位學程</text:span>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光電科技碩士在職專班</text:span>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多媒體工程研究所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材料科學與工程學系</text:span>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奈米科學及工程學士學位學程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物理研究所</text:span>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社會與文化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客家社會與文化碩士在職專班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建築研究所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科技法律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科技管理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5"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英語教學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音樂研究所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高階主管管理碩士學程</text:span>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7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教育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理學院碩士在職專班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統計學研究所</text:span>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傳播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傳播與科技學系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照明與能源光電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經營管理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資訊工程學系</text:span></text:p>
          </table:table-cell>
          <table:table-cell table:number-columns-repeated="9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資訊科學與工程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資訊管理與財務金融學系</text:span>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資訊學院資訊科技（</text:span>IT<text:span text:style-name="T3">）產業研發碩士專班</text:span>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資訊學院碩士在職專班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運輸與物流管理學系</text:span>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子工程學系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子物理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子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信工程研究所</text:span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控工程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機工程學系</text:span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機資訊國際博士學位學程</text:span>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機資訊國際碩士學位學程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機資訊學士班</text:span></text:p>
          </table:table-cell>
          <table:table-cell table:number-columns-repeated="9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電機學院碩士在職專班</text:span>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6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管理科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管理學院企業管理碩士學位學程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管理學院碩士在職專班</text:span>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網路工程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影像與生醫光電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影像與生醫光電博士學位學程</text:span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number-columns-repeated="11" table:style-name="ce3"/>
          <table:table-cell office:value-type="float" office:value="1" table:style-name="ce3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機械工程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應用化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應用數學系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應用藝術研究所</text:span>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環境工程研究所</text:span>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聲音與音樂創意科技碩士學位學程</text:span></text:p>
          </table:table-cell>
          <table:table-cell table:number-columns-repeated="6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<text:span text:style-name="T3">顯示科技研究所</text:span></text:p>
          </table:table-cell>
          <table:table-cell table:number-columns-repeated="6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5">
            <text:p><text:span text:style-name="T4">總計</text:span></text:p>
          </table:table-cell>
          <table:table-cell office:value-type="float" office:value="53" table:style-name="ce5">
            <text:p>53</text:p>
          </table:table-cell>
          <table:table-cell office:value-type="float" office:value="44" table:style-name="ce5">
            <text:p>44</text:p>
          </table:table-cell>
          <table:table-cell office:value-type="float" office:value="62" table:style-name="ce5">
            <text:p>62</text:p>
          </table:table-cell>
          <table:table-cell office:value-type="float" office:value="17" table:style-name="ce5">
            <text:p>17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float" office:value="57" table:style-name="ce5">
            <text:p>57</text:p>
          </table:table-cell>
          <table:table-cell office:value-type="float" office:value="53" table:style-name="ce5">
            <text:p>53</text:p>
          </table:table-cell>
          <table:table-cell office:value-type="float" office:value="82" table:style-name="ce5">
            <text:p>82</text:p>
          </table:table-cell>
          <table:table-cell office:value-type="float" office:value="27" table:style-name="ce5">
            <text:p>27</text:p>
          </table:table-cell>
          <table:table-cell office:value-type="float" office:value="21" table:style-name="ce5">
            <text:p>21</text:p>
          </table:table-cell>
          <table:table-cell office:value-type="float" office:value="38" table:style-name="ce5">
            <text:p>38</text:p>
          </table:table-cell>
          <table:table-cell office:value-type="float" office:value="154" table:style-name="ce5">
            <text:p>154</text:p>
          </table:table-cell>
          <table:table-cell office:value-type="float" office:value="134" table:style-name="ce5">
            <text:p>134</text:p>
          </table:table-cell>
          <table:table-cell office:value-type="float" office:value="202" table:style-name="ce5">
            <text:p>202</text:p>
          </table:table-cell>
          <table:table-cell table:number-columns-repeated="16368"/>
        </table:table-row>
        <table:table-row table:number-rows-repeated="104850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2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5:33Z</dc:date>
  </office:meta>
</office:document-meta>
</file>